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0dad4" officeooo:paragraph-rsid="0010dad4" style:font-size-asian="12pt" style:font-size-complex="12pt"/>
    </style:style>
    <style:style style:name="P2" style:family="paragraph" style:parent-style-name="Preformatted_20_Text">
      <style:text-properties fo:font-variant="normal" fo:text-transform="none" fo:color="#252525" style:font-name="Liberation Serif" fo:font-size="12pt" fo:letter-spacing="normal" fo:font-style="normal" fo:font-weight="normal" officeooo:rsid="0010dad4" officeooo:paragraph-rsid="0010dad4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á ý é ó Ы́</text:p>
      <text:p text:style-name="P1">є ї</text:p>
      <text:p text:style-name="P2">А́, а́, Е́, е́, И́, и́, О́, о́, У́, у́, Ы́, ы́, Э́, э́, Ю́, ю́, Я́, я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1T10:01:57.110462984</dc:date>
    <dc:creator>sehrguey </dc:creator>
    <meta:editing-duration>PT54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3" meta:word-count="25" meta:character-count="64" meta:non-whitespace-character-count="42"/>
  </office:meta>
</office:document-meta>
</file>